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1B916873F91370EA4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950" officeooo:paragraph-rsid="00105950"/>
    </style:style>
    <style:style style:name="P2" style:family="paragraph" style:parent-style-name="Standard">
      <style:text-properties officeooo:rsid="00109235" officeooo:paragraph-rsid="00109235"/>
    </style:style>
    <style:style style:name="P3" style:family="paragraph" style:parent-style-name="Standard">
      <style:text-properties officeooo:rsid="00121069" officeooo:paragraph-rsid="00121069"/>
    </style:style>
    <style:style style:name="P4" style:family="paragraph" style:parent-style-name="Standard">
      <style:text-properties officeooo:rsid="00109235" officeooo:paragraph-rsid="00109235"/>
    </style:style>
    <style:style style:name="P5" style:family="paragraph" style:parent-style-name="Standard">
      <style:text-properties officeooo:rsid="00109235" officeooo:paragraph-rsid="00153f3d"/>
    </style:style>
    <style:style style:name="P6" style:family="paragraph" style:parent-style-name="Standard">
      <style:text-properties officeooo:rsid="00109235" officeooo:paragraph-rsid="00121069"/>
    </style:style>
    <style:style style:name="T1" style:family="text">
      <style:text-properties officeooo:rsid="00121069"/>
    </style:style>
    <style:style style:name="T2" style:family="text">
      <style:text-properties officeooo:rsid="00153f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general para describir la arquitectura de la aplicación movil.</text:p>
      <text:p text:style-name="P1"/>
      <text:p text:style-name="P1"/>
      <text:p text:style-name="P2">A continuacion se presenta un diagrama en el cual se pueden apreciar las capas que tiene la aplicación. <text:span text:style-name="T1">(N-Capas)</text:span></text:p>
      <text:p text:style-name="P2"/>
      <text:p text:style-name="P2"/>
      <text:p text:style-name="P2"/>
      <text:p text:style-name="P1"><draw:frame draw:style-name="fr1" draw:name="Image1" text:anchor-type="paragraph" svg:width="3.6874in" svg:height="3.0909in" draw:z-index="0"><draw:image xlink:href="Pictures/100002010000020E000001B916873F91370EA4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pa de Vista: Responsabilidad Principal, Mostrar la informacion en la pantalla, recibir los Listener (acciones que se ejecutan al tocar la pantalla). En esta capa se encuentran Las Activities y Fragments</text:p>
      <text:p text:style-name="P2"><text:tab/><text:span text:style-name="T2">Clases:<text:line-break/><text:tab/><text:tab/>Principal Activity: Actividad principal de la aplicación, su responsabilidad es manejar el cambio entre fragmentos y manejar los eventos del menu </text:span></text:p>
      <text:p text:style-name="P2"/>
      <text:p text:style-name="P2"><text:tab/><text:tab/><text:span text:style-name="T2">MoviesListFragment: Fragmento encargado de mostrar la lista de pelicula, este fragmento es re-utilizado para mostrar todos los tipos de peliculas.</text:span></text:p>
      <text:p text:style-name="P2"/>
      <text:p text:style-name="P2"><text:tab/><text:tab/><text:span text:style-name="T2">DetailMovieFragment: Fragmento encargado de mostrar el detalle de una pelicula.</text:span></text:p>
      <text:p text:style-name="P2"/>
      <text:p text:style-name="P2"><text:tab/><text:tab/><text:span text:style-name="T2">MoviesAdapter: Adapter encargado de manejar las peliculas dentro de la lista de peliculas, setea los valores en el detalle de cada pelicula y maneja el evento del click en cualquiera de las peliculas para verla a detalle.</text:span></text:p>
      <text:p text:style-name="P2"/>
      <text:p text:style-name="P2"><text:tab/><text:span text:style-name="T2">Interfaces:</text:span></text:p>
      <text:p text:style-name="P2"><text:tab/><text:tab/><text:span text:style-name="T2">IdetailMovieFragment: Interface que se comporta como un contrato, entre la vista DetailMovieFragment y su respectivo presentador. Muestra cuales son los metodos que se pueden invocar desde el presentador.</text:span></text:p>
      <text:p text:style-name="P2"/>
      <text:p text:style-name="P2"><text:soft-page-break/><text:tab/><text:tab/><text:span text:style-name="T2">ImoviesFragment: Interface que se comporta como un contrato, entre la vista MoviesListFragment y su respectivo presentador. Indica cuales son los metodos disponibles por la vista a ser usados por el presentador.</text:span></text:p>
      <text:p text:style-name="P2"/>
      <text:p text:style-name="P2"/>
      <text:p text:style-name="P2">Capa de Presentacion: Capa Logica. Conectada con la Vista.</text:p>
      <text:p text:style-name="P2">Responsabilidad principal, Entregar la informacion necesaria para dar sentido a las vistas. Ademas es el encargado de conectarse con la capa REST (servicios web) y a la capa del <text:s/>DAO (Data Access Object).</text:p>
      <text:p text:style-name="P2">La informacion recibida es entregada a la capa de presentacion.</text:p>
      <text:p text:style-name="P2"/>
      <text:p text:style-name="P2"><text:tab/><text:span text:style-name="T2">Clases</text:span></text:p>
      <text:p text:style-name="P2"><text:tab/><text:tab/><text:span text:style-name="T2">DetailMoviePresentator: Presentador encargado de realizar las operaciones necesarias por la vista DetailMovieFragment. Su responsabilidad principal es, conectarse con la capa REST o Modelo dependiendo sea el caso, solicitar un objeto de tipo Movie y entregarle a la vista la informacion necesaria para mostrar el detalle de la pelicula en la vista.</text:span></text:p>
      <text:p text:style-name="P2"/>
      <text:p text:style-name="P2"><text:tab/><text:tab/><text:span text:style-name="T2">MoviesListPresentator: Presentador encargado de realizar las operaciones necesarias por la vista MoviesListFragment. Su responsabilidad principal es, conectarse con la capa REST o Modelo dependiendo sea el caso. Solicitar un objeto de tipo List&lt;MoviesResponse&gt;, dicho objeto es parseado para pasarle al Adapter una List&lt;Movie&gt;, la cual sera mostrado en la vista.</text:span></text:p>
      <text:p text:style-name="P2"/>
      <text:p text:style-name="P2"><text:tab/><text:tab/><text:span text:style-name="T2">Presentator: Presentador base, su responsabilidad principal es almacenar el API_Key del servicio web, todos los presentadores heredan de Presentator.</text:span></text:p>
      <text:p text:style-name="P2"/>
      <text:p text:style-name="P2"><text:tab/><text:tab/><text:span text:style-name="T2">Transporter: Implementacion breve de un Bus utilizando la librería Otto, no fue implementado en su totalidad ya que esta funcionalidad es cubierta con los contratos.</text:span></text:p>
      <text:p text:style-name="P2"/>
      <text:p text:style-name="P2"><text:tab/><text:span text:style-name="T2">Interfaces</text:span></text:p>
      <text:p text:style-name="P2"/>
      <text:p text:style-name="P2"><text:tab/><text:tab/><text:span text:style-name="T2">IdetailMoviePresentator: Interface que funciona como contrato de la clase DetailMoviePresentator, indica cuales son los metodos publicos que pueden ser utilizados por las otras capas de la aplicación.</text:span></text:p>
      <text:p text:style-name="P2"/>
      <text:p text:style-name="P5"><text:span text:style-name="T2"><text:tab/><text:tab/>IMoviesListPresentator: Interface que funciona como contrato de la clase MoviesListPresentator, indica cuales son los metodos publicos que pueden ser utilizados por las otras capas de la aplicación.</text:span></text:p>
      <text:p text:style-name="P2"/>
      <text:p text:style-name="P2"/>
      <text:p text:style-name="P2">Capa Rest: Responsabilidad principal, manejar la conexión entre la aplicación y los servicios web externos a la misma.</text:p>
      <text:p text:style-name="P2"/>
      <text:p text:style-name="P2"><text:tab/><text:span text:style-name="T2">Clases</text:span></text:p>
      <text:p text:style-name="P2"><text:tab/><text:tab/><text:span text:style-name="T2">ApiClient: Clase encargada de realizar la instancia del cliente Retrofit, a partir de esta clase se realizaran las llamas del api. Tambien almacena la URL BASE del servicio web.</text:span></text:p>
      <text:p text:style-name="P2"/>
      <text:p text:style-name="P2"><text:tab/><text:span text:style-name="T2">Interfaces</text:span></text:p>
      <text:p text:style-name="P2"><text:tab/><text:tab/><text:span text:style-name="T2">MyApiEndPointInterface: Interface que sirve como contrato del cliente retrofit, se espeficican cuales seran los puntos que consumira el api, su ruta y sus parametros.</text:span></text:p>
      <text:p text:style-name="P2"/>
      <text:p text:style-name="P6"><text:soft-page-break/>Capa de <text:span text:style-name="T1">Modelo</text:span>: En esta capa se encuentra el <text:span text:style-name="T1">Modelo de dominio</text:span> es decir aquellas clases necesarias en nuestro modelo de negocios y el DAO. Encargado de realizar operaciones contra la base de datos del tlf.</text:p>
      <text:p text:style-name="P6"><text:tab/><text:span text:style-name="T2">Modelo de Dominio</text:span></text:p>
      <text:p text:style-name="P5"><text:tab/><text:tab/></text:p>
      <text:p text:style-name="P5"><text:span text:style-name="T2"><text:tab/><text:tab/>Movie. Clase encargada de almacenar la informacion a detalle de una pelicula.</text:span></text:p>
      <text:p text:style-name="P5"><text:tab/><text:tab/></text:p>
      <text:p text:style-name="P5"><text:span text:style-name="T2"><text:tab/><text:tab/>MoviesReponse. Clase encargada de almacenar la respuesta general del servicio web, a partir de este modelo se obtienen las peliculas.</text:span></text:p>
      <text:p text:style-name="P6"/>
      <text:p text:style-name="P6"><text:tab/><text:span text:style-name="T2">DAO (data access object)</text:span></text:p>
      <text:p text:style-name="P6"><text:tab/></text:p>
      <text:p text:style-name="P6"><text:tab/><text:tab/><text:span text:style-name="T2">DAO, Clase encargada de realizar toda la configuracion necesaria para instanciar, conectar y alterar la base de datos del telefono.</text:span></text:p>
      <text:p text:style-name="P6"/>
      <text:p text:style-name="P6"><text:tab/><text:tab/><text:span text:style-name="T2">DAOMovie, clase encargada de realizar todas las operaciones que tienen que ver con base de datos de la clase movie, se encarga de almacenar, alterar y obtener las peliculas a la base de datos.</text:span></text:p>
      <text:p text:style-name="P6"><text:tab/><text:tab/></text:p>
      <text:p text:style-name="P6"><text:tab/><text:tab/><text:span text:style-name="T2">IDAOMovie, Interface encargada de funcionar como contrato entre la capa del modelo o Acceso a datos y el presentador de la aplicación.</text:span></text:p>
      <text:p text:style-name="P6"/>
      <text:p text:style-name="P6"/>
      <text:p text:style-name="P6"><text:tab/><text:tab/></text:p>
      <text:p text:style-name="P3">Se implemento el Patron MVP.</text:p>
      <text:p text:style-name="P3">Permitiendo separar las responsabilidades <text:span text:style-name="T2">dentro de</text:span> la aplicación en las capas previamente mencion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29:35.750279213</meta:creation-date>
    <dc:date>2017-04-03T11:40:55.576033324</dc:date>
    <meta:editing-duration>PT22M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41" meta:word-count="704" meta:character-count="4754" meta:non-whitespace-character-count="4029"/>
  </office:meta>
</office:document-meta>
</file>